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e480" officeooo:paragraph-rsid="001ee48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4@wpl-13:~$ cd biancaa</text:p>
      <text:p text:style-name="P1">s4@wpl-13:~/biancaa$ cd Assignment5</text:p>
      <text:p text:style-name="P1">bash: cd: Assignment5: No such file or directory</text:p>
      <text:p text:style-name="P1">s4@wpl-13:~/biancaa$ cd Assignments</text:p>
      <text:p text:style-name="P1">s4@wpl-13:~/biancaa/Assignments$ cd Assignment5</text:p>
      <text:p text:style-name="P1">s4@wpl-13:~/biancaa/Assignments/Assignment5$ python3 vowel.py</text:p>
      <text:p text:style-name="P1">enter the string"lillies"</text:p>
      <text:p text:style-name="P1">"l*ll**s"</text:p>
      <text:p text:style-name="P1">s4@wpl-13:~/biancaa/Assignments/Assignment5$ python3 namepan.py</text:p>
      <text:p text:style-name="P1">Enter your name"link"</text:p>
      <text:p text:style-name="P1">you have written an invalid name</text:p>
      <text:p text:style-name="P1">Enter your pan id1234</text:p>
      <text:p text:style-name="P1">s4@wpl-13:~/biancaa/Assignments/Assignment5$ python3 namepan.py</text:p>
      <text:p text:style-name="P1">Enter your name"lilly collins</text:p>
      <text:p text:style-name="P1">you have written an invalid name</text:p>
      <text:p text:style-name="P1">Enter your pan id12345 <text:s text:c="2"/></text:p>
      <text:p text:style-name="P1">s4@wpl-13:~/biancaa/Assignments/Assignment5$ python3 namepan.py</text:p>
      <text:p text:style-name="P1">Enter your name"Biancaa"</text:p>
      <text:p text:style-name="P1">you have written an invalid name</text:p>
      <text:p text:style-name="P1">Enter your pan id123456789</text:p>
      <text:p text:style-name="P1">s4@wpl-13:~/biancaa/Assignments/Assignment5$ </text:p>
      <text:p text:style-name="P1"/>
      <text:p text:style-name="P1"/>
      <text:p text:style-name="P1"/>
      <text:p text:style-name="P1"/>
      <text:p text:style-name="P1">s4@wpl-13:~$ cd biancaa</text:p>
      <text:p text:style-name="P1">s4@wpl-13:~/biancaa$ cd Assignments</text:p>
      <text:p text:style-name="P1">s4@wpl-13:~/biancaa/Assignments$ cd Assignment5</text:p>
      <text:p text:style-name="P1">s4@wpl-13:~/biancaa/Assignments/Assignment5$ python deletion.py</text:p>
      <text:p text:style-name="P1">Enter the string"happy and healthy"</text:p>
      <text:p text:style-name="P1">Enter the sub string"and"</text:p>
      <text:p text:style-name="P1">Traceback (most recent call last):</text:p>
      <text:p text:style-name="P1"><text:s text:c="2"/>File "deletion.py", line 6, in &lt;module&gt;</text:p>
      <text:p text:style-name="P1"><text:s text:c="4"/>for i in len(string):</text:p>
      <text:p text:style-name="P1">TypeError: 'int' object is not iterable</text:p>
      <text:p text:style-name="P1">s4@wpl-13:~/biancaa/Assignments/Assignment5$ python deletion.py</text:p>
      <text:p text:style-name="P1">Enter the string"happy and healthy"</text:p>
      <text:p text:style-name="P1">Enter the sub string"and"</text:p>
      <text:p text:style-name="P1">Traceback (most recent call last):</text:p>
      <text:p text:style-name="P1"><text:s text:c="2"/>File "deletion.py", line 10, in &lt;module&gt;</text:p>
      <text:p text:style-name="P1"><text:s text:c="4"/>str+=i</text:p>
      <text:p text:style-name="P1">TypeError: cannot concatenate 'str' and 'int' objects</text:p>
      <text:p text:style-name="P1">s4@wpl-13:~/biancaa/Assignments/Assignment5$ python deletion.py</text:p>
      <text:p text:style-name="P1">Enter the string"happy and healthy"</text:p>
      <text:p text:style-name="P1">Enter the sub string"and"</text:p>
      <text:p text:style-name="P1">happy and healthy</text:p>
      <text:p text:style-name="P1">s4@wpl-13:~/biancaa/Assignments/Assignment5$ python deletion.py</text:p>
      <text:p text:style-name="P1">Enter the string"hello"</text:p>
      <text:p text:style-name="P1">Enter the sub string"e"</text:p>
      <text:p text:style-name="P1">hllo</text:p>
      <text:p text:style-name="P1">s4@wpl-13:~/biancaa/Assignments/Assignment5$ python h.py</text:p>
      <text:p text:style-name="P1">Enter the string with spaces"h e l l o"</text:p>
      <text:p text:style-name="P1"><text:soft-page-break/>Traceback (most recent call last):</text:p>
      <text:p text:style-name="P1"><text:s text:c="2"/>File "h.py", line 4, in &lt;module&gt;</text:p>
      <text:p text:style-name="P1"><text:s text:c="4"/>for i in len(string):</text:p>
      <text:p text:style-name="P1">TypeError: 'int' object is not iterable</text:p>
      <text:p text:style-name="P1">s4@wpl-13:~/biancaa/Assignments/Assignment5$ python h.py</text:p>
      <text:p text:style-name="P1">Enter the string with spaces"h e l l o"</text:p>
      <text:p text:style-name="P1">s4@wpl-13:~/biancaa/Assignments/Assignment5$ python h.py</text:p>
      <text:p text:style-name="P1">Enter the string with spaces" h e l l o"</text:p>
      <text:p text:style-name="P1"/>
      <text:p text:style-name="P1">s4@wpl-13:~/biancaa/Assignments/Assignment5$ python h.py</text:p>
      <text:p text:style-name="P1">Enter the string with spacesh e l l o</text:p>
      <text:p text:style-name="P1">Traceback (most recent call last):</text:p>
      <text:p text:style-name="P1"><text:s text:c="2"/>File "h.py", line 2, in &lt;module&gt;</text:p>
      <text:p text:style-name="P1"><text:s text:c="4"/>string=input("Enter the string with spaces")</text:p>
      <text:p text:style-name="P1"><text:s text:c="2"/>File "&lt;string&gt;", line 1</text:p>
      <text:p text:style-name="P1"><text:s text:c="4"/>h e l l o</text:p>
      <text:p text:style-name="P1"><text:s text:c="6"/>^</text:p>
      <text:p text:style-name="P1">SyntaxError: invalid syntax</text:p>
      <text:p text:style-name="P1">s4@wpl-13:~/biancaa/Assignments/Assignment5$ python h.py</text:p>
      <text:p text:style-name="P1">Enter the string with spaces"h e l l o"</text:p>
      <text:p text:style-name="P1">h-e-l-l-o</text:p>
      <text:p text:style-name="P1">s4@wpl-13:~/biancaa/Assignments/Assignment5$ python hash.py</text:p>
      <text:p text:style-name="P1">Enter the string"everything nice"</text:p>
      <text:p text:style-name="P1">###############</text:p>
      <text:p text:style-name="P1">s4@wpl-13:~/biancaa/Assignments/Assignment5$ python lenofstring.py</text:p>
      <text:p text:style-name="P1">Enter a string:"hihowareyou"</text:p>
      <text:p text:style-name="P1">('length', 11)</text:p>
      <text:p text:style-name="P1">Enter the character whose index is to be found:"o"</text:p>
      <text:p text:style-name="P1">('o', 3)</text:p>
      <text:p text:style-name="P1">('o', 9)</text:p>
      <text:p text:style-name="P1">s4@wpl-13:~/biancaa/Assignments/Assignment5$ python lexo.py</text:p>
      <text:p text:style-name="P1">Enter a string: "happy and great"</text:p>
      <text:p text:style-name="P1"><text:s text:c="2"/>aaadeghnpprty</text:p>
      <text:p text:style-name="P1">s4@wpl-13:~/biancaa/Assignments/Assignment5$ python mailserver.py</text:p>
      <text:p text:style-name="P1">enter the email id"@gmail.com"</text:p>
      <text:p text:style-name="P1">('@gmail', 'is the email sever of the email id')</text:p>
      <text:p text:style-name="P1">s4@wpl-13:~/biancaa/Assignments/Assignment5$ python menudriven.py</text:p>
      <text:p text:style-name="P1"><text:s text:c="2"/>File "menudriven.py", line 11</text:p>
      <text:p text:style-name="P1"><text:s text:c="4"/>'e. Partition the given text into three parts''f.end',sep='\n')</text:p>
      <text:p text:style-name="P1"><text:s text:c="61"/>^</text:p>
      <text:p text:style-name="P1">SyntaxError: invalid syntax</text:p>
      <text:p text:style-name="P1">s4@wpl-13:~/biancaa/Assignments/Assignment5$ python menudriven.py</text:p>
      <text:p text:style-name="P1">('a. First occurrence of a substring from the end. ', 'b. Right justify a string.', 'c. Capitalize the first letter of a string.', 'd. Check whether the string is alphanumeric.', 'e. Partition the given text into three partsf.end')</text:p>
      <text:p text:style-name="P1">Enter option:a</text:p>
      <text:p text:style-name="P1">Traceback (most recent call last):</text:p>
      <text:p text:style-name="P1"><text:s text:c="2"/>File "menudriven.py", line 14, in &lt;module&gt;</text:p>
      <text:p text:style-name="P1"><text:s text:c="4"/>i=input('Enter option:')</text:p>
      <text:p text:style-name="P1"><text:s text:c="2"/>File "&lt;string&gt;", line 1, in &lt;module&gt;</text:p>
      <text:p text:style-name="P1">NameError: name 'a' is not defined</text:p>
      <text:p text:style-name="P1">s4@wpl-13:~/biancaa/Assignments/Assignment5$ python menudriven.py</text:p>
      <text:p text:style-name="P1"><text:soft-page-break/>('a. First occurrence of a substring from the end. ', 'b. Right justify a string.', 'c. Capitalize the first letter of a string.', 'd. Check whether the string is alphanumeric.', 'e. Partition the given text into three partsf.end')</text:p>
      <text:p text:style-name="P1">Enter option:"a"</text:p>
      <text:p text:style-name="P1">Enter string:"jellybeans"</text:p>
      <text:p text:style-name="P1">Enter substring:"l"</text:p>
      <text:p text:style-name="P1">2</text:p>
      <text:p text:style-name="P1">Enter option:"f"</text:p>
      <text:p text:style-name="P1">Enter string:"jellybean"</text:p>
      <text:p text:style-name="P1">s4@wpl-13:~/biancaa/Assignments/Assignment5$ python namepan.py</text:p>
      <text:p text:style-name="P1"><text:s text:c="2"/>File "namepan.py", line 1</text:p>
      <text:p text:style-name="P1">SyntaxError: Non-ASCII character '\xe2' in file namepan.py on line 1, but no encoding declared; see http://python.org/dev/peps/pep-0263/ for details</text:p>
      <text:p text:style-name="P1">s4@wpl-13:~/biancaa/Assignments/Assignment5$ python namepan.py</text:p>
      <text:p text:style-name="P1"><text:s text:c="2"/>File "namepan.py", line 1</text:p>
      <text:p text:style-name="P1">SyntaxError: Non-ASCII character '\xe2' in file namepan.py on line 1, but no encoding declared; see http://python.org/dev/peps/pep-0263/ for details</text:p>
      <text:p text:style-name="P1">s4@wpl-13:~/biancaa/Assignments/Assignment5$ python namepan.py</text:p>
      <text:p text:style-name="P1"><text:s text:c="2"/>File "namepan.py", line 1</text:p>
      <text:p text:style-name="P1">SyntaxError: Non-ASCII character '\xe2' in file namepan.py on line 1, but no encoding declared; see http://python.org/dev/peps/pep-0263/ for details</text:p>
      <text:p text:style-name="P1">s4@wpl-13:~/biancaa/Assignments/Assignment5$ python namepan.py</text:p>
      <text:p text:style-name="P1"><text:s text:c="2"/>File "namepan.py", line 1</text:p>
      <text:p text:style-name="P1">SyntaxError: Non-ASCII character '\xe2' in file namepan.py on line 1, but no encoding declared; see http://python.org/dev/peps/pep-0263/ for details</text:p>
      <text:p text:style-name="P1">s4@wpl-13:~/biancaa/Assignments/Assignment5$ python occurance.py</text:p>
      <text:p text:style-name="P1">enter the substring"k"</text:p>
      <text:p text:style-name="P1">enter the string"kingsandqueens"</text:p>
      <text:p text:style-name="P1">(1, 'no. of occurances')</text:p>
      <text:p text:style-name="P1">0</text:p>
      <text:p text:style-name="P1">s4@wpl-13:~/biancaa/Assignments/Assignment5$ python rotation.py</text:p>
      <text:p text:style-name="P1">Enter the amount of rotation5</text:p>
      <text:p text:style-name="P1">enter the string to be rotated"wine"</text:p>
      <text:p text:style-name="P1">c</text:p>
      <text:p text:style-name="P1">n</text:p>
      <text:p text:style-name="P1">s</text:p>
      <text:p text:style-name="P1">j</text:p>
      <text:p text:style-name="P1">s4@wpl-13:~/biancaa/Assignments/Assignment5$ python stringpalindrome.py</text:p>
      <text:p text:style-name="P1">Enter string:"liil</text:p>
      <text:p text:style-name="P1">Traceback (most recent call last):</text:p>
      <text:p text:style-name="P1"><text:s text:c="2"/>File "stringpalindrome.py", line 3, in &lt;module&gt;</text:p>
      <text:p text:style-name="P1"><text:s text:c="4"/>a=input('Enter string:')</text:p>
      <text:p text:style-name="P1"><text:s text:c="2"/>File "&lt;string&gt;", line 1</text:p>
      <text:p text:style-name="P1"><text:s text:c="4"/>"liil</text:p>
      <text:p text:style-name="P1"><text:s text:c="8"/>^</text:p>
      <text:p text:style-name="P1">SyntaxError: EOL while scanning string literal</text:p>
      <text:p text:style-name="P1">s4@wpl-13:~/biancaa/Assignments/Assignment5$ python stringpalindrome.py</text:p>
      <text:p text:style-name="P1">Enter string:"liil"</text:p>
      <text:p text:style-name="P1">String is a palindrome</text:p>
      <text:p text:style-name="P1">s4@wpl-13:~/biancaa/Assignments/Assignment5$ python type.py</text:p>
      <text:p text:style-name="P1">Traceback (most recent call last):</text:p>
      <text:p text:style-name="P1"><text:s text:c="2"/>File "type.py", line 2, in &lt;module&gt;</text:p>
      <text:p text:style-name="P1"><text:soft-page-break/><text:s text:c="4"/>upper,lower,special,num=0</text:p>
      <text:p text:style-name="P1">TypeError: 'int' object is not iterable</text:p>
      <text:p text:style-name="P1">s4@wpl-13:~/biancaa/Assignments/Assignment5$ python type.py</text:p>
      <text:p text:style-name="P1">Enter the string"jelly"</text:p>
      <text:p text:style-name="P1">('The number of upper characters are', 0)</text:p>
      <text:p text:style-name="P1">('The number of lower characters are', 5)</text:p>
      <text:p text:style-name="P1">('The number of special characters are', 0)</text:p>
      <text:p text:style-name="P1">('The number of numeric characters are', 0)</text:p>
      <text:p text:style-name="P1">s4@wpl-13:~/biancaa/Assignments/Assignment5$ python vowel.py</text:p>
      <text:p text:style-name="P1"><text:s text:c="2"/>File "vowel.py", line 1</text:p>
      <text:p text:style-name="P1">SyntaxError: Non-ASCII character '\xe2' in file vowel.py on line 1, but no encoding declared; see http://python.org/dev/peps/pep-0263/ for details</text:p>
      <text:p text:style-name="P1">s4@wpl-13:~/biancaa/Assignments/Assignment5$ python vowel.py</text:p>
      <text:p text:style-name="P1"><text:s text:c="2"/>File "vowel.py", line 1</text:p>
      <text:p text:style-name="P1">SyntaxError: Non-ASCII character '\xe2' in file vowel.py on line 1, but no encoding declared; see http://python.org/dev/peps/pep-0263/ for details</text:p>
      <text:p text:style-name="P1">s4@wpl-13:~/biancaa/Assignments/Assignment5$ python vowel.py</text:p>
      <text:p text:style-name="P1"><text:s text:c="2"/>File "vowel.py", line 1</text:p>
      <text:p text:style-name="P1">SyntaxError: Non-ASCII character '\xe2' in file vowel.py on line 1, but no encoding declared; see http://python.org/dev/peps/pep-0263/ for details</text:p>
      <text:p text:style-name="P1">s4@wpl-13:~/biancaa/Assignments/Assignment5$ python vowel.py</text:p>
      <text:p text:style-name="P1"><text:s text:c="2"/>File "vowel.py", line 1</text:p>
      <text:p text:style-name="P1">SyntaxError: Non-ASCII character '\xe2' in file vowel.py on line 1, but no encoding declared; see http://python.org/dev/peps/pep-0263/ for details</text:p>
      <text:p text:style-name="P1">s4@wpl-13:~/biancaa/Assignments/Assignment5$ python vowel.py</text:p>
      <text:p text:style-name="P1"><text:s text:c="2"/>File "vowel.py", line 1</text:p>
      <text:p text:style-name="P1">SyntaxError: Non-ASCII character '\xe2' in file vowel.py on line 1, but no encoding declared; see http://python.org/dev/peps/pep-0263/ for details</text:p>
      <text:p text:style-name="P1">s4@wpl-13:~/biancaa/Assignments/Assignment5$ python vowel.py</text:p>
      <text:p text:style-name="P1"><text:s text:c="2"/>File "vowel.py", line 1</text:p>
      <text:p text:style-name="P1">SyntaxError: Non-ASCII character '\xe2' in file vowel.py on line 1, but no encoding declared; see http://python.org/dev/peps/pep-0263/ for details</text:p>
      <text:p text:style-name="P1">s4@wpl-13:~/biancaa/Assignments/Assignment5$ python vowel.py</text:p>
      <text:p text:style-name="P1"><text:s text:c="2"/>File "vowel.py", line 1</text:p>
      <text:p text:style-name="P1">SyntaxError: Non-ASCII character '\xe2' in file vowel.py on line 1, but no encoding declared; see http://python.org/dev/peps/pep-0263/ for details</text:p>
      <text:p text:style-name="P1">s4@wpl-13:~/biancaa/Assignments/Assignment5$ python vowel.py</text:p>
      <text:p text:style-name="P1"><text:s text:c="2"/>File "vowel.py", line 1</text:p>
      <text:p text:style-name="P1">SyntaxError: Non-ASCII character '\xe2' in file vowel.py on line 1, but no encoding declared; see http://python.org/dev/peps/pep-0263/ for details</text:p>
      <text:p text:style-name="P1">s4@wpl-13:~/biancaa/Assignments/Assignment5$ python vowel.py</text:p>
      <text:p text:style-name="P1"><text:s text:c="2"/>File "vowel.py", line 1</text:p>
      <text:p text:style-name="P1">SyntaxError: Non-ASCII character '\xe2' in file vowel.py on line 1, but no encoding declared; see http://python.org/dev/peps/pep-0263/ for details</text:p>
      <text:p text:style-name="P1">s4@wpl-13:~/biancaa/Assignments/Assignment5$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1T12:28:36.702123911</meta:creation-date>
    <dc:date>2023-01-21T12:29:22.962683581</dc:date>
    <meta:editing-duration>PT47S</meta:editing-duration>
    <meta:editing-cycles>1</meta:editing-cycles>
    <meta:document-statistic meta:table-count="0" meta:image-count="0" meta:object-count="0" meta:page-count="4" meta:paragraph-count="179" meta:word-count="934" meta:character-count="8308" meta:non-whitespace-character-count="7383"/>
    <meta:generator>LibreOffice/5.1.6.2$Linux_X86_64 LibreOffice_project/10m0$Build-2</meta:generator>
  </office:meta>
</office:document-meta>
</file>